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0021" officeooo:paragraph-rsid="000000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Метро: Технологический институт .Зеленная зона. 25 кв метров.</text:p>
      <text:p text:style-name="Standard"><text:a xlink:type="simple" xlink:href="https://www.avito.ru/sankt-peterburg/kommercheskaya_nedvizhimost/torgovaya_ploschad_25_m_2828651737?utm_campaign=native&amp;utm_medium=item_page_android&amp;utm_source=soc_sharing" text:style-name="Internet_20_link" text:visited-style-name="Visited_20_Internet_20_Link">https://www.avito.ru/sankt-peterburg/kommercheskaya_nedvizhimost/torgovaya_ploschad_25_m_2828651737?utm_campaign=native&amp;utm_medium=item_page_android&amp;utm_source=soc_sharing</text:a></text:p>
      <text:p text:style-name="P1"/>
      <text:p text:style-name="P1">2.Метро: Удельная.Почти Зеленная.25 кв метров.</text:p>
      <text:p text:style-name="P1">https://www.avito.ru/sankt-peterburg/kommercheskaya_nedvizhimost/svobodnogo_naznacheniya_25_m_2900100505?utm_campaign=native&amp;utm_medium=item_page_android&amp;utm_source=soc_sharin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21:01:17.775931585</meta:creation-date>
    <dc:date>2023-03-29T12:07:56.321023254</dc:date>
    <meta:editing-duration>PT15H6M39S</meta:editing-duration>
    <meta:editing-cycles>1</meta:editing-cycles>
    <meta:document-statistic meta:table-count="0" meta:image-count="0" meta:object-count="0" meta:page-count="1" meta:paragraph-count="4" meta:word-count="15" meta:character-count="456" meta:non-whitespace-character-count="445"/>
    <meta:generator>LibreOffice/7.4.6.2$Linux_X86_64 LibreOffice_project/40$Build-2</meta:generator>
  </office:meta>
</office:document-meta>
</file>